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cf" officeooo:paragraph-rsid="00120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>https://github.com/firmata/protocol/blob/master/protocol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5.0.0.5$Windows_x86 LibreOffice_project/1b1a90865e348b492231e1c451437d7a15bb262b</meta:generator>
    <dc:date>2016-03-22T16:16:34.750000000</dc:date>
    <dc:creator>Helmut Kuntschner</dc:creator>
    <meta:document-statistic meta:table-count="0" meta:image-count="0" meta:object-count="0" meta:page-count="1" meta:paragraph-count="2" meta:word-count="2" meta:character-count="65" meta:non-whitespace-character-count="65"/>
    <meta:user-defined meta:name="Info 1"/>
    <meta:user-defined meta:name="Info 2"/>
    <meta:user-defined meta:name="Info 3"/>
    <meta:user-defined meta:name="Info 4"/>
  </office:meta>
</office:document-meta>
</file>